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5cm" table:align="margins"/>
    </style:style>
    <style:style style:name="Tabela1.A" style:family="table-column">
      <style:table-column-properties style:column-width="3.808cm" style:rel-column-width="2160*"/>
    </style:style>
    <style:style style:name="Tabela1.B" style:family="table-column">
      <style:table-column-properties style:column-width="4.48cm" style:rel-column-width="2541*"/>
    </style:style>
    <style:style style:name="Tabela1.C" style:family="table-column">
      <style:table-column-properties style:column-width="6.712cm" style:rel-column-width="380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Arial" officeooo:rsid="001d5e76" officeooo:paragraph-rsid="001d5e76"/>
    </style:style>
    <style:style style:name="P2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weight="bold" officeooo:rsid="001f3e95" officeooo:paragraph-rsid="001f3e95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officeooo:rsid="001f3e95" officeooo:paragraph-rsid="001f3e95"/>
    </style:style>
    <style:style style:name="P5" style:family="paragraph" style:parent-style-name="Table_20_Contents">
      <style:paragraph-properties fo:text-align="start" style:justify-single-word="false"/>
      <style:text-properties style:font-name="Arial" officeooo:rsid="001f977e" officeooo:paragraph-rsid="001f977e"/>
    </style:style>
    <style:style style:name="P6" style:family="paragraph" style:parent-style-name="Comment">
      <style:paragraph-properties fo:margin-left="0.099cm" fo:margin-right="0.099cm" fo:margin-top="0.099cm" fo:margin-bottom="0cm" fo:text-indent="0cm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fo:font-weight="bold" officeooo:rsid="001f3e95" officeooo:paragraph-rsid="001f3e9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3e9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officeooo:rsid="00233df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Atividade</text:span></text:h>
      <text:p text:style-name="P1">Na tabela abaixo, são apresentadas 4 áreas de uma empresa, com os respectivos tipos de dados que são gerados por essas áreas. O grupo deve indicar a ferramenta recomendada para ser usada em cada área/tipo de dados, entre as opções: ERP, CRM, BI e Big Data.</text:p>
      <text:p text:style-name="P1">Além de fazer a escolha da ferramenta, o grupo deve escrever um parágrafo para justificar essa escolha.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">Á<text:span text:style-name="T2">rea da empresa</text:span></text:p>
          </table:table-cell>
          <table:table-cell table:style-name="Tabela1.A1" office:value-type="string">
            <text:p text:style-name="P3">Tipo de dado gerado</text:p>
          </table:table-cell>
          <table:table-cell table:style-name="Tabela1.C1" office:value-type="string">
            <text:p text:style-name="P3">Ferramenta recomendada</text:p>
          </table:table-cell>
        </table:table-row>
        <table:table-row>
          <table:table-cell table:style-name="Tabela1.A2" office:value-type="string">
            <text:p text:style-name="P4">Vendas</text:p>
          </table:table-cell>
          <table:table-cell table:style-name="Tabela1.A2" office:value-type="string">
            <text:p text:style-name="P4">Quantidade de produtos vendidos por dia</text:p>
          </table:table-cell>
          <table:table-cell table:style-name="Tabela1.C2" office:value-type="string">
            <text:p text:style-name="P5">BI</text:p>
          </table:table-cell>
        </table:table-row>
        <table:table-row>
          <table:table-cell table:style-name="Tabela1.A2" office:value-type="string">
            <text:p text:style-name="P4">Estoque</text:p>
          </table:table-cell>
          <table:table-cell table:style-name="Tabela1.A2" office:value-type="string">
            <text:p text:style-name="P4">Nível de estoque de cada produto</text:p>
          </table:table-cell>
          <table:table-cell table:style-name="Tabela1.C2" office:value-type="string">
            <text:p text:style-name="P4">ERP</text:p>
          </table:table-cell>
        </table:table-row>
        <table:table-row>
          <table:table-cell table:style-name="Tabela1.A2" office:value-type="string">
            <text:p text:style-name="P4">Atendimento</text:p>
          </table:table-cell>
          <table:table-cell table:style-name="Tabela1.A2" office:value-type="string">
            <text:p text:style-name="P4">Reclamações e sugestões dos cliente</text:p>
          </table:table-cell>
          <table:table-cell table:style-name="Tabela1.C2" office:value-type="string">
            <text:p text:style-name="P4"><office:annotation office:name="__Annotation__24_778578473" loext:resolved="false"><dc:creator>Autor desconhecido</dc:creator><dc:date>2025-09-01T10:32:59.367705789</dc:date><text:p text:style-name="P6">Antigamente era relacionado com os vendedores e seus clientes. Carteira de clientes.</text:p><text:p text:style-name="P6"/><text:p text:style-name="P6">Estratégia de negócios apoiada em um sistema, voltada para a relação do cliente com a empresa.</text:p><text:p text:style-name="P6"/><text:p text:style-name="P6">Hoje é capaz de implementar anaálise preditiva através da IA.</text:p><text:p text:style-name="P6"/><text:p text:style-name="P6">O CRM não é apenas um software, mas uma filosofia centrada no cliente.</text:p><text:p text:style-name="P6"/><text:p text:style-name="P6">Dados do cliente como ativo estratégico.</text:p><text:p text:style-name="P6"/><text:p text:style-name="P6">Permite personalizar a experiência do cliente.</text:p><text:p text:style-name="P6"/><text:p text:style-name="P6">Ciclo de vida do cliente.</text:p><text:p text:style-name="P6"><text:tab/>- aquisição.</text:p><text:p text:style-name="P6"><text:tab/>- retenção</text:p><text:p text:style-name="P6"><text:tab/>- fidelização</text:p><text:p text:style-name="P6"/><text:p text:style-name="P6">Entre as principais funcionalidades está o suporte e atendimento ao cliente (help desk, chatbot).</text:p><text:p text:style-name="P6"/><text:p text:style-name="P6">Ferramentas de mercado.</text:p><text:p text:style-name="P6"><text:tab/>- Salesforce</text:p><text:p text:style-name="P6"><text:tab/>- MS Dynamics</text:p><text:p text:style-name="P6"><text:tab/>- HubSpot</text:p><text:p text:style-name="P6"><text:tab/>- Zoho CRM</text:p><text:p text:style-name="P6"/><text:p text:style-name="P6">Erros comuns, não envolver equipe de vendas/atendimento; subestimar custo de treinamento e suporte; escolher CRM complexo de mais para o porte da empresa; inserir dados inconsistentes; focar só na tecnologia.</text:p><text:p text:style-name="P6"/><text:p text:style-name="P6">Exemplo de uso.</text:p><text:p text:style-name="P6">Pequena empresa</text:p><text:p text:style-name="P6"><text:tab/>Ajuda a enviar promoções personalizads com base no histórico de compras.</text:p><text:p text:style-name="P6"/><text:p text:style-name="P6">Tendência de ter CRMs integrados com IA e BigData, capazes de prever comportamento do cliente.</text:p><text:p text:style-name="P6"/><text:p text:style-name="P6"/></office:annotation>CRM<office:annotation-end office:name="__Annotation__24_778578473"/></text:p>
          </table:table-cell>
        </table:table-row>
        <table:table-row>
          <table:table-cell table:style-name="Tabela1.A2" office:value-type="string">
            <text:p text:style-name="P4">Marketing</text:p>
          </table:table-cell>
          <table:table-cell table:style-name="Tabela1.A2" office:value-type="string">
            <text:p text:style-name="P4">Cliques em anúncios e comportamento online</text:p>
          </table:table-cell>
          <table:table-cell table:style-name="Tabela1.C2" office:value-type="string">
            <text:p text:style-name="P4">Big Data</text:p>
          </table:table-cell>
        </table:table-row>
      </table:table>
      <text:p text:style-name="P1"/>
      <text:p text:style-name="P7">Vendas.</text:p>
      <text:p text:style-name="P7">Estoque.</text:p>
      <text:p text:style-name="P7">Atendimento. <text:span text:style-name="T3">Batista (2006, apud WELTER et al., 2018) destaca que um CRM, quando bem implantado e bem utilizado, permite melhorar vários pontos dentro de uma empresa, como as informações, …, e o </text:span><text:span text:style-name="T4">feedback do produto ou serviço</text:span><text:span text:style-name="T3">. </text:span><text:span text:style-name="T5">O CRM permite personalizar a experiência do cliente utilizando dados do cliente como ativo estratégico. O CRM não é apenas um software, mas uma filosofia centrada no cliente. Entre as principais funcionalidades está a de suporte e atendimento ao cliente (help desk, chatbot). Há tendência de ter CRMs integrados com IA e BigData, capazes de prever comportamento do cliente.</text:span></text:p>
      <text:p text:style-name="P7">Market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Estilo de página Padrão1"/><text:page-number text:select-page="current">1</text:page-number><text:s/>/ <text:page-count>1</text:page-count><text:bookmark-end text:name="PageNumWizard_HEADER_Estilo de página Padrão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0:39:06.389556216</meta:creation-date>
    <dc:date>2025-09-01T10:57:48.439044968</dc:date>
    <meta:editing-duration>PT15M35S</meta:editing-duration>
    <meta:editing-cycles>2</meta:editing-cycles>
    <meta:generator>LibreOffice/24.8.7.2$Linux_X86_64 LibreOffice_project/480$Build-2</meta:generator>
    <meta:document-statistic meta:table-count="1" meta:image-count="0" meta:object-count="0" meta:page-count="1" meta:paragraph-count="23" meta:word-count="207" meta:character-count="1251" meta:non-whitespace-character-count="1067"/>
  </office:meta>
</office:document-meta>
</file>